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a7500" draw:opacity="99%" draw:textarea-vertical-align="middle"/>
    </style:style>
    <style:style style:name="P1" style:family="paragraph">
      <loext:graphic-properties draw:fill-color="#ea7500" draw:opacity="99%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24.799cm" svg:height="12.698cm" svg:x="1.701cm" svg:y="1.3cm" svg:viewBox="0 0 24800 12699" svg:d="M13112 0c-3174 2693-6459 3915-9968 3850-5220-95-2971 7352-199 7352 2275 0 4429 1937 6778 1404 2113-479 4359 745 6376-1055 2093-1868 3588-2553 6380-2795 4267-370 1703-7118-199-6653h-402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9T17:56:51.396964987</meta:creation-date>
    <dc:date>2023-04-29T18:03:55.693702762</dc:date>
    <meta:editing-duration>PT49S</meta:editing-duration>
    <meta:editing-cycles>1</meta:editing-cycles>
    <meta:document-statistic meta:object-count="1"/>
    <meta:generator>LibreOffice/6.4.7.2$Linux_X86_64 LibreOffice_project/40$Build-2</meta:generator>
  </office:meta>
</office:document-meta>
</file>